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Segoe UI Light" svg:font-family="'Segoe U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Light1" svg:font-family="'Segoe UI Light'"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694cm" style:rel-column-width="2094*"/>
    </style:style>
    <style:style style:name="Tableau1.B" style:family="table-column">
      <style:table-column-properties style:column-width="7.604cm" style:rel-column-width="4311*"/>
    </style:style>
    <style:style style:name="Tableau1.C" style:family="table-column">
      <style:table-column-properties style:column-width="5.703cm" style:rel-column-width="3233*"/>
    </style:style>
    <style:style style:name="Tableau1.1" style:family="table-row">
      <style:table-row-properties style:min-row-height="0.993cm"/>
    </style:style>
    <style:style style:name="Tableau1.A1" style:family="table-cell">
      <style:table-cell-properties fo:padding="0.097cm" fo:border-left="1pt solid #000000" fo:border-right="none" fo:border-top="1pt solid #000000" fo:border-bottom="1pt solid #000000"/>
    </style:style>
    <style:style style:name="Tableau1.C1" style:family="table-cell">
      <style:table-cell-properties fo:padding="0.097cm" fo:border="1pt solid #000000"/>
    </style:style>
    <style:style style:name="Tableau1.2" style:family="table-row">
      <style:table-row-properties style:min-row-height="0.309cm"/>
    </style:style>
    <style:style style:name="Tableau1.A2" style:family="table-cell">
      <style:table-cell-properties fo:padding="0.097cm" fo:border-left="1pt solid #000000" fo:border-right="none" fo:border-top="none" fo:border-bottom="1pt solid #000000"/>
    </style:style>
    <style:style style:name="Tableau1.C2" style:family="table-cell">
      <style:table-cell-properties fo:padding="0.097cm" fo:border-left="1pt solid #000000" fo:border-right="1pt solid #000000" fo:border-top="none" fo:border-bottom="1pt solid #000000"/>
    </style:style>
    <style:style style:name="P1" style:family="paragraph" style:parent-style-name="Title">
      <style:text-properties style:font-name="Arial" officeooo:rsid="000e05ea" officeooo:paragraph-rsid="000e05ea"/>
    </style:style>
    <style:style style:name="P2" style:family="paragraph" style:parent-style-name="Standard">
      <style:text-properties style:font-name="Arial" officeooo:paragraph-rsid="000e05ea"/>
    </style:style>
    <style:style style:name="P3" style:family="paragraph" style:parent-style-name="Standard">
      <style:paragraph-properties fo:margin-left="0cm" fo:margin-right="0cm" fo:text-indent="0cm" style:auto-text-indent="false"/>
      <style:text-properties style:font-name="Arial"/>
    </style:style>
    <style:style style:name="P4" style:family="paragraph" style:parent-style-name="Standard">
      <style:paragraph-properties fo:margin-left="0cm" fo:margin-right="0cm" fo:text-indent="0cm" style:auto-text-indent="false"/>
      <style:text-properties style:font-name="Arial" fo:font-size="14pt" style:font-size-asian="14pt" style:font-name-complex="Segoe UI Light1" style:font-size-complex="14pt"/>
    </style:style>
    <style:style style:name="P5" style:family="paragraph" style:parent-style-name="Text_20_body">
      <style:text-properties style:font-name="Arial" officeooo:rsid="000e05ea" officeooo:paragraph-rsid="000e05ea"/>
    </style:style>
    <style:style style:name="P6" style:family="paragraph" style:parent-style-name="Text_20_body">
      <style:text-properties style:font-name="Arial" officeooo:rsid="000e05ea" officeooo:paragraph-rsid="000f5d41"/>
    </style:style>
    <style:style style:name="P7" style:family="paragraph" style:parent-style-name="Text_20_body">
      <style:text-properties style:font-name="Arial" officeooo:paragraph-rsid="000e05ea"/>
    </style:style>
    <style:style style:name="P8" style:family="paragraph" style:parent-style-name="Text_20_body">
      <style:text-properties style:font-name="Arial" officeooo:paragraph-rsid="000f5d41"/>
    </style:style>
    <style:style style:name="P9" style:family="paragraph" style:parent-style-name="Text_20_body">
      <style:text-properties style:font-name="Arial" officeooo:rsid="000f5d41" officeooo:paragraph-rsid="000f5d41"/>
    </style:style>
    <style:style style:name="P10" style:family="paragraph" style:parent-style-name="Text_20_body">
      <style:text-properties style:font-name="Arial" officeooo:rsid="0010b52f" officeooo:paragraph-rsid="0010b52f"/>
    </style:style>
    <style:style style:name="P11" style:family="paragraph" style:parent-style-name="Text_20_body">
      <style:text-properties style:font-name="Arial" officeooo:rsid="0010b52f" officeooo:paragraph-rsid="0019d44d"/>
    </style:style>
    <style:style style:name="P12" style:family="paragraph" style:parent-style-name="Text_20_body">
      <style:text-properties style:font-name="Arial" officeooo:rsid="001bd6d3" officeooo:paragraph-rsid="001bd6d3"/>
    </style:style>
    <style:style style:name="P13" style:family="paragraph" style:parent-style-name="Text_20_body">
      <style:text-properties style:font-name="Arial" officeooo:rsid="0020c209" officeooo:paragraph-rsid="0020c209"/>
    </style:style>
    <style:style style:name="P14" style:family="paragraph" style:parent-style-name="Text_20_body">
      <style:text-properties style:font-name="Arial" officeooo:rsid="0021ab1f" officeooo:paragraph-rsid="0021ab1f"/>
    </style:style>
    <style:style style:name="P15" style:family="paragraph" style:parent-style-name="Text_20_body">
      <style:text-properties style:font-name="Arial" officeooo:paragraph-rsid="0021ab1f"/>
    </style:style>
    <style:style style:name="P16" style:family="paragraph" style:parent-style-name="Text_20_body">
      <style:text-properties style:font-name="Arial" officeooo:paragraph-rsid="001bd6d3"/>
    </style:style>
    <style:style style:name="P17" style:family="paragraph" style:parent-style-name="Text_20_body">
      <style:text-properties style:font-name="Arial" officeooo:rsid="00139461" officeooo:paragraph-rsid="00139461"/>
    </style:style>
    <style:style style:name="P18" style:family="paragraph" style:parent-style-name="Text_20_body">
      <style:text-properties style:font-name="Arial" officeooo:rsid="0015858a" officeooo:paragraph-rsid="0015858a"/>
    </style:style>
    <style:style style:name="P19" style:family="paragraph" style:parent-style-name="Text_20_body">
      <style:text-properties style:font-name="Arial" officeooo:rsid="0027e711" officeooo:paragraph-rsid="0027e711"/>
    </style:style>
    <style:style style:name="P20" style:family="paragraph" style:parent-style-name="Text_20_body" style:list-style-name="L1">
      <style:text-properties style:font-name="Arial" officeooo:rsid="0015c378" officeooo:paragraph-rsid="000f5d41"/>
    </style:style>
    <style:style style:name="P21" style:family="paragraph" style:parent-style-name="Text_20_body">
      <style:text-properties style:font-name="Arial" officeooo:rsid="00235ddd" officeooo:paragraph-rsid="00235ddd"/>
    </style:style>
    <style:style style:name="P22" style:family="paragraph" style:parent-style-name="Text_20_body">
      <style:text-properties officeooo:rsid="002b3c8b" officeooo:paragraph-rsid="002b3c8b"/>
    </style:style>
    <style:style style:name="P23" style:family="paragraph" style:parent-style-name="Text_20_body">
      <style:text-properties officeooo:paragraph-rsid="002b3c8b"/>
    </style:style>
    <style:style style:name="P24" style:family="paragraph" style:parent-style-name="Heading_20_3">
      <style:text-properties style:font-name="Arial"/>
    </style:style>
    <style:style style:name="P25" style:family="paragraph" style:parent-style-name="Heading_20_3">
      <style:text-properties style:font-name="Arial" officeooo:rsid="0021ab1f" officeooo:paragraph-rsid="0021ab1f"/>
    </style:style>
    <style:style style:name="P26" style:family="paragraph" style:parent-style-name="Heading_20_1">
      <style:text-properties style:font-name="Arial" officeooo:rsid="000e05ea" officeooo:paragraph-rsid="000e05ea"/>
    </style:style>
    <style:style style:name="P27" style:family="paragraph" style:parent-style-name="Heading_20_1">
      <style:text-properties style:font-name="Arial" officeooo:rsid="000f5d41" officeooo:paragraph-rsid="000f5d41"/>
    </style:style>
    <style:style style:name="P28" style:family="paragraph" style:parent-style-name="Heading_20_1">
      <style:text-properties style:font-name="Arial" officeooo:rsid="000f5d41" officeooo:paragraph-rsid="001a0b70"/>
    </style:style>
    <style:style style:name="P29" style:family="paragraph" style:parent-style-name="Heading_20_2">
      <style:text-properties style:font-name="Arial"/>
    </style:style>
    <style:style style:name="P30" style:family="paragraph" style:parent-style-name="Heading_20_2">
      <style:text-properties style:font-name="Arial" officeooo:rsid="000e05ea" officeooo:paragraph-rsid="000f5d41"/>
    </style:style>
    <style:style style:name="P31" style:family="paragraph" style:parent-style-name="Heading_20_2">
      <style:text-properties style:font-name="Arial" officeooo:rsid="000e05ea" officeooo:paragraph-rsid="000e05ea"/>
    </style:style>
    <style:style style:name="P32" style:family="paragraph" style:parent-style-name="Heading_20_2">
      <style:text-properties style:font-name="Arial" officeooo:rsid="000f5d41" officeooo:paragraph-rsid="000f5d41"/>
    </style:style>
    <style:style style:name="P33" style:family="paragraph" style:parent-style-name="Heading_20_2">
      <style:text-properties style:font-name="Arial" officeooo:rsid="0019d44d" officeooo:paragraph-rsid="0019d44d"/>
    </style:style>
    <style:style style:name="P34" style:family="paragraph" style:parent-style-name="Heading_20_2">
      <style:text-properties style:font-name="Arial" officeooo:rsid="001a0b70" officeooo:paragraph-rsid="001a0b70"/>
    </style:style>
    <style:style style:name="P35" style:family="paragraph" style:parent-style-name="Heading_20_2">
      <style:text-properties officeooo:rsid="002b3c8b" officeooo:paragraph-rsid="002b3c8b"/>
    </style:style>
    <style:style style:name="P36" style:family="paragraph" style:parent-style-name="Heading_20_2">
      <style:paragraph-properties fo:text-align="center" style:justify-single-word="false"/>
    </style:style>
    <style:style style:name="P37" style:family="paragraph" style:parent-style-name="Table_20_Contents">
      <style:paragraph-properties fo:text-align="center" style:justify-single-word="false"/>
      <style:text-properties officeooo:rsid="002b3c8b" officeooo:paragraph-rsid="002b3c8b"/>
    </style:style>
    <style:style style:name="P38" style:family="paragraph" style:parent-style-name="Table_20_Contents">
      <style:paragraph-properties fo:text-align="center" style:justify-single-word="false"/>
      <style:text-properties officeooo:rsid="002b49fe" officeooo:paragraph-rsid="002b49fe"/>
    </style:style>
    <style:style style:name="P39" style:family="paragraph" style:parent-style-name="Table_20_Contents" style:list-style-name="L2">
      <style:paragraph-properties fo:text-align="center" style:justify-single-word="false"/>
      <style:text-properties officeooo:rsid="002b49fe" officeooo:paragraph-rsid="002b49f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text-properties officeooo:rsid="002cb5c5" officeooo:paragraph-rsid="002cb5c5"/>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text-properties fo:font-weight="bold" officeooo:rsid="002b3c8b" officeooo:paragraph-rsid="002b3c8b" style:font-weight-asian="bold" style:font-weight-complex="bold"/>
    </style:style>
    <style:style style:name="T1" style:family="text">
      <style:text-properties officeooo:rsid="000f5d41"/>
    </style:style>
    <style:style style:name="T2" style:family="text">
      <style:text-properties officeooo:rsid="0010b52f"/>
    </style:style>
    <style:style style:name="T3" style:family="text">
      <style:text-properties officeooo:rsid="0015858a"/>
    </style:style>
    <style:style style:name="T4" style:family="text">
      <style:text-properties officeooo:rsid="0015b93a"/>
    </style:style>
    <style:style style:name="T5" style:family="text">
      <style:text-properties officeooo:rsid="0019d44d"/>
    </style:style>
    <style:style style:name="T6" style:family="text">
      <style:text-properties officeooo:rsid="001a0b70"/>
    </style:style>
    <style:style style:name="T7" style:family="text">
      <style:text-properties officeooo:rsid="001bd6d3"/>
    </style:style>
    <style:style style:name="T8" style:family="text">
      <style:text-properties officeooo:rsid="001d19ac"/>
    </style:style>
    <style:style style:name="T9" style:family="text">
      <style:text-properties officeooo:rsid="0021ab1f"/>
    </style:style>
    <style:style style:name="T10" style:family="text">
      <style:text-properties officeooo:rsid="00235ddd"/>
    </style:style>
    <style:style style:name="T11" style:family="text">
      <style:text-properties officeooo:rsid="0025368d"/>
    </style:style>
    <style:style style:name="T12" style:family="text">
      <style:text-properties officeooo:rsid="0026f4f2"/>
    </style:style>
    <style:style style:name="T13" style:family="text">
      <style:text-properties fo:font-size="14pt" fo:font-weight="bold" style:font-size-asian="14pt" style:font-weight-asian="bold" style:font-name-complex="Segoe UI Light1" style:font-size-complex="14pt"/>
    </style:style>
    <style:style style:name="T14" style:family="text">
      <style:text-properties fo:font-size="14pt" style:font-size-asian="14pt" style:font-name-complex="Segoe UI Light1" style:font-size-complex="14pt"/>
    </style:style>
    <style:style style:name="T15" style:family="text">
      <style:text-properties fo:font-size="14pt" officeooo:rsid="00139461" style:font-size-asian="14pt" style:font-name-complex="Segoe UI Light1" style:font-size-complex="14pt"/>
    </style:style>
    <style:style style:name="T16" style:family="text">
      <style:text-properties officeooo:rsid="002b49fe"/>
    </style:style>
    <style:style style:name="T17" style:family="text">
      <style:text-properties officeooo:rsid="002cb5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UDE DE PROJET</text:p>
      <text:p text:style-name="P5"/>
      <text:h text:style-name="P26" text:outline-level="1">DÉFINITION DU PROJET</text:h>
      <text:p text:style-name="P7"/>
      <text:p text:style-name="P2"><text:span text:style-name="T13">Axel Fougues – </text:span><text:span text:style-name="T15">Chef de projet (D</text:span><text:span text:style-name="T14">esign &amp; Interface Graphique</text:span><text:span text:style-name="T15">)</text:span></text:p>
      <text:p text:style-name="P3"><text:span text:style-name="T13">Vinchenzo Guibert – </text:span><text:span text:style-name="T14">Développeur web &amp; Base de données</text:span></text:p>
      <text:p text:style-name="P3"><text:span text:style-name="T13">Robin Giraud –</text:span><text:span text:style-name="T14"> Développeur web &amp; Base de données</text:span></text:p>
      <text:p text:style-name="P3"><text:span text:style-name="T13">Mamadou Bah – </text:span><text:span text:style-name="T14">Développeur application mobile</text:span></text:p>
      <text:p text:style-name="P4"/>
      <text:p text:style-name="P4"/>
      <text:h text:style-name="P30" text:outline-level="2">Le Produit :</text:h>
      <text:p text:style-name="P8"/>
      <text:p text:style-name="P6">Un site internet utilitaire de sauvegarde <text:span text:style-name="T1">d’édition</text:span> et de visualisation d’informations <text:span text:style-name="T1">liées</text:span> un un compte utilisateur.</text:p>
      <text:p text:style-name="P6"/>
      <text:p text:style-name="P6">L’utilitaire doit <text:span text:style-name="T1">permettre</text:span> a l’utilisateur de stocker de <text:span text:style-name="T1">façon</text:span> rapide et synchronisée les localisations de son choix <text:span text:style-name="T1">accompagnées</text:span> d’informations de type texte et autres sous forme de ‘fiches’ . <text:span text:style-name="T1">L’utilitaire est constitué d’un site comportant une interface simple et accessible sans connaissance des BDD. Le site offre des possibilités de visualisation, d’édition et de création de fiches.</text:span></text:p>
      <text:p text:style-name="P9">L’application a pour objectif accessible d’un maximum de fonctionnalités synchronisées au site de façon portable et adaptée au public ‘aventurier ou voyageur’ visé.</text:p>
      <text:h text:style-name="P31" text:outline-level="2">Objectif<text:span text:style-name="T1">s et Attentes Principales</text:span> :</text:h>
      <text:list xml:id="list6178931679209003380" text:style-name="L1">
        <text:list-item>
          <text:p text:style-name="P20">Une interface rapide et intuitive</text:p>
        </text:list-item>
        <text:list-item>
          <text:p text:style-name="P20">Stockage permanent et <text:span text:style-name="T5">sécurisé</text:span> des informations de l'utilisateur</text:p>
        </text:list-item>
        <text:list-item>
          <text:p text:style-name="P20">Gestion et <text:span text:style-name="T1">accès</text:span> facile aux <text:span text:style-name="T1">données</text:span></text:p>
        </text:list-item>
        <text:list-item>
          <text:p text:style-name="P20">Un utilitaire modulaire et <text:span text:style-name="T1">personnalisable.</text:span></text:p>
        </text:list-item>
      </text:list>
      <text:h text:style-name="P27" text:outline-level="1"><text:soft-page-break/>ÉTUDE DE MARCHÉ</text:h>
      <text:h text:style-name="P32" text:outline-level="2">Applications Similaires <text:span text:style-name="T5">E</text:span>xistantes :</text:h>
      <text:p text:style-name="P9">Le type d’application de ‘voyage’ est le plus souvent orienté sur l’aspect <text:span text:style-name="T2">partage social (publication d’expériences sur réseaux sociaux etc..) ou sur l’aspect ‘journal intime’ (possibilité de rédiger son voyage sous forme d’histoire). <text:s/></text:span></text:p>
      <text:p text:style-name="P10">Les applications de type ‘stockage de données’ son peu nombreuses et peu adaptée a l’utilisation voulue. </text:p>
      <text:p text:style-name="P10">Dans les deux cas les possibilités d’export ou de synchronisation sont souvent limitées et les <text:span text:style-name="T3">fonctionnalités</text:span> payantes.</text:p>
      <text:p text:style-name="P10">Conclusion : </text:p>
      <text:p text:style-name="P11">L’utilitaire proposé n’est pas présent sur le marché. </text:p>
      <text:h text:style-name="P33" text:outline-level="2">Public Visé :</text:h>
      <text:p text:style-name="P11">Sa utilisations possibles et ses fonctionnalités simples et personnalisables s’offre<text:span text:style-name="T8">nt</text:span> a un public <text:span text:style-name="T8">précis</text:span> : voyageurs, pratiquants de sports, professionnels sur le terrain, organisateurs d’événements etc.</text:p>
      <text:p text:style-name="P11"/>
      <text:h text:style-name="P28" text:outline-level="1">ÉTUDE DE <text:span text:style-name="T6">FAISABILITÉ</text:span></text:h>
      <text:h text:style-name="P34" text:outline-level="2">Étude Des Capacités Nécessaires</text:h>
      <text:h text:style-name="P24" text:outline-level="3">Création d’un site internet :</text:h>
      <text:p text:style-name="P12"><text:tab/>-Web design</text:p>
      <text:p text:style-name="P12"><text:tab/>-Connectivité / synchronisation</text:p>
      <text:p text:style-name="P13">Notre développeur web a déjà les acquis nécessaires a la création et mise en ligne du site ainsi que la mécanique d’acces aux bases de données et comptes clients.</text:p>
      <text:p text:style-name="P13"/>
      <text:h text:style-name="P24" text:outline-level="3">Gestion de donnés et informations utilisateur :</text:h>
      <text:p text:style-name="P12"><text:tab/>-Administration BDD</text:p>
      <text:p text:style-name="P12"><text:tab/>-<text:span text:style-name="T8">Hébergement</text:span> Web</text:p>
      <text:p text:style-name="P12"><text:tab/>-<text:span text:style-name="T8">Sécurité</text:span> et cryptage des <text:span text:style-name="T8">données</text:span></text:p>
      <text:p text:style-name="P14">Les pré-requis nécessaires ont été acquis lors du semestre 3, et on été approfondies par les deux développeur web pour mettre en place la base de données.</text:p>
      <text:p text:style-name="P14"/>
      <text:h text:style-name="P24" text:outline-level="3"><text:soft-page-break/><text:span text:style-name="T8">Création</text:span> d’une application :</text:h>
      <text:p text:style-name="P12"><text:tab/>-Programmation Android (Java)</text:p>
      <text:p text:style-name="P12"><text:tab/>-<text:span text:style-name="T11">Android</text:span> Studio et <text:span text:style-name="T8">Développement mobile</text:span></text:p>
      <text:p text:style-name="P14">La programmation mobile n’a pas été apprise en cours. Cependant notre développeur mobile s’y est intéresse dés le début du projet et acquiert les compétences nécessaires au fil de l’avancement du projet .</text:p>
      <text:h text:style-name="P25" text:outline-level="3">Design et communication :</text:h>
      <text:p text:style-name="P15"><text:tab/>-<text:span text:style-name="T9">Design visuel du site </text:span></text:p>
      <text:p text:style-name="P15"><text:tab/>-<text:span text:style-name="T9">Design application</text:span></text:p>
      <text:p text:style-name="P15"><text:tab/>-<text:span text:style-name="T10">Communication Client et stratégies marketing</text:span></text:p>
      <text:p text:style-name="P21">La tache secondaire du chef de projet consistera en la création d’un charte graphique commune aux utilitaires et a l’harmonisation des interfaces.</text:p>
      <text:h text:style-name="P35" text:outline-level="2">Budget <text:span text:style-name="T17">prévisionnel</text:span></text:h>
      <text:p text:style-name="P22">Planning Chronologique</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36" text:outline-level="2">Chronologie</text:h>
          </table:table-cell>
          <table:table-cell table:style-name="Tableau1.A1" office:value-type="string">
            <text:h text:style-name="P36" text:outline-level="2">Revenus</text:h>
          </table:table-cell>
          <table:table-cell table:style-name="Tableau1.C1" office:value-type="string">
            <text:h text:style-name="P36" text:outline-level="2">Frais</text:h>
          </table:table-cell>
        </table:table-row>
        <table:table-row table:style-name="Tableau1.2">
          <table:table-cell table:style-name="Tableau1.A2" office:value-type="string">
            <text:p text:style-name="P43"><text:span text:style-name="T16">Étude</text:span> de Projet </text:p>
          </table:table-cell>
          <table:table-cell table:style-name="Tableau1.A2" office:value-type="string">
            <text:p text:style-name="P40"/>
          </table:table-cell>
          <table:table-cell table:style-name="Tableau1.C2" office:value-type="string">
            <text:p text:style-name="P38">Licence / Copyright.</text:p>
          </table:table-cell>
        </table:table-row>
        <table:table-row>
          <table:table-cell table:style-name="Tableau1.A2" office:value-type="string">
            <text:p text:style-name="P43">Management de Projet </text:p>
          </table:table-cell>
          <table:table-cell table:style-name="Tableau1.A2" office:value-type="string">
            <text:p text:style-name="P38">Demandes de fonds :</text:p>
            <text:list xml:id="list3132103341576911239" text:style-name="L2">
              <text:list-item>
                <text:p text:style-name="P39">Université</text:p>
              </text:list-item>
              <text:list-item>
                <text:p text:style-name="P39">Région et aides au projets</text:p>
              </text:list-item>
              <text:list-item>
                <text:p text:style-name="P39">Sponsoring (Agences de voyage etc.)</text:p>
              </text:list-item>
            </text:list>
          </table:table-cell>
          <table:table-cell table:style-name="Tableau1.C2" office:value-type="string">
            <text:p text:style-name="P40"/>
          </table:table-cell>
        </table:table-row>
        <table:table-row>
          <table:table-cell table:style-name="Tableau1.A2" office:value-type="string">
            <text:p text:style-name="P43"/>
          </table:table-cell>
          <table:table-cell table:style-name="Tableau1.A2" office:value-type="string">
            <text:p text:style-name="P40"/>
          </table:table-cell>
          <table:table-cell table:style-name="Tableau1.C2" office:value-type="string">
            <text:p text:style-name="P38">Hébergement gratuit.</text:p>
          </table:table-cell>
        </table:table-row>
        <table:table-row>
          <table:table-cell table:style-name="Tableau1.A2" office:value-type="string">
            <text:p text:style-name="P43"><text:span text:style-name="T16">L</text:span>ancement <text:span text:style-name="T16">officiel.</text:span></text:p>
          </table:table-cell>
          <table:table-cell table:style-name="Tableau1.A2" office:value-type="string">
            <text:p text:style-name="P40"/>
          </table:table-cell>
          <table:table-cell table:style-name="Tableau1.C2" office:value-type="string">
            <text:p text:style-name="P40"/>
          </table:table-cell>
        </table:table-row>
        <table:table-row>
          <table:table-cell table:style-name="Tableau1.A2" office:value-type="string">
            <text:p text:style-name="P42"/>
          </table:table-cell>
          <table:table-cell table:style-name="Tableau1.A2" office:value-type="string">
            <text:p text:style-name="P40"/>
          </table:table-cell>
          <table:table-cell table:style-name="Tableau1.C2" office:value-type="string">
            <text:p text:style-name="P38">Frais de maintenance et de développement logiciel.</text:p>
          </table:table-cell>
        </table:table-row>
        <table:table-row>
          <table:table-cell table:style-name="Tableau1.A2" office:value-type="string">
            <text:p text:style-name="P43"><text:span text:style-name="T16">Développement</text:span> <text:span text:style-name="T16">et expansion.</text:span></text:p>
          </table:table-cell>
          <table:table-cell table:style-name="Tableau1.A2" office:value-type="string">
            <text:p text:style-name="P38">Publicité et comptes premium.</text:p>
          </table:table-cell>
          <table:table-cell table:style-name="Tableau1.C2" office:value-type="string">
            <text:p text:style-name="P40"><text:span text:style-name="T16">Hébergements payants grande capacité.</text:span></text:p>
          </table:table-cell>
        </table:table-row>
        <table:table-row>
          <table:table-cell table:style-name="Tableau1.A2" office:value-type="string">
            <text:p text:style-name="P42"/>
          </table:table-cell>
          <table:table-cell table:style-name="Tableau1.A2" office:value-type="string">
            <text:p text:style-name="P38">Partenariats et <text:span text:style-name="T17">collaborations.</text:span></text:p>
          </table:table-cell>
          <table:table-cell table:style-name="Tableau1.C2" office:value-type="string">
            <text:p text:style-name="P38">Création et mise en place d’entreprise.</text:p>
          </table:table-cell>
        </table:table-row>
        <table:table-row>
          <table:table-cell table:style-name="Tableau1.A2" office:value-type="string">
            <text:p text:style-name="P42"/>
          </table:table-cell>
          <table:table-cell table:style-name="Tableau1.A2" office:value-type="string">
            <text:p text:style-name="P41">Fonctionnalités payantes, expressions logicielles etc...</text:p>
          </table:table-cell>
          <table:table-cell table:style-name="Tableau1.C2" office:value-type="string">
            <text:p text:style-name="P41">Frais publicitaires et communication.</text:p>
          </table:table-cell>
        </table:table-row>
        <table:table-row>
          <table:table-cell table:style-name="Tableau1.A2" office:value-type="string">
            <text:p text:style-name="P43"><text:span text:style-name="T16">E</text:span>ntreprise <text:span text:style-name="T16">établie et <text:s text:c="2"/>application finie.</text:span></text:p>
          </table:table-cell>
          <table:table-cell table:style-name="Tableau1.A2" office:value-type="string">
            <text:p text:style-name="P40"/>
          </table:table-cell>
          <table:table-cell table:style-name="Tableau1.C2" office:value-type="string">
            <text:p text:style-name="P38">Maintenance, frais de gestion et profits.</text:p>
          </table:table-cell>
        </table:table-row>
      </table:table>
      <text:p text:style-name="P23"/>
      <text:p text:style-name="P23"/>
      <text:h text:style-name="P29" text:outline-level="2"><text:soft-page-break/>P<text:span text:style-name="T7">révision des risques</text:span></text:h>
      <text:p text:style-name="P16">-<text:span text:style-name="T7">Absence de budget.</text:span></text:p>
      <text:p text:style-name="P16"><text:tab/><text:span text:style-name="T12">En cas d’hébergement, de droits, payant</text:span></text:p>
      <text:p text:style-name="P16">-<text:span text:style-name="T5">Connaissances en développement Android</text:span></text:p>
      <text:p text:style-name="P16">-<text:span text:style-name="T5">Liens multiplate-forme et BDD</text:span></text:p>
      <text:p text:style-name="P16">-<text:span text:style-name="T5">Retard sur le planning de travail de groupe et la concordance des emplois du temps.</text:span></text:p>
      <text:p text:style-name="P16"/>
      <text:h text:style-name="P26" text:outline-level="1">ACTEURS / PILOTAGE</text:h>
      <text:p text:style-name="P17">Mise en place d’un <text:span text:style-name="T3">repo Git pour la collaboration a distance et la synchronisation du travail.</text:span></text:p>
      <text:p text:style-name="P18">Mise en place d’un chat de groupe pour le brainstorming et la communication de groupe .</text:p>
      <text:p text:style-name="P18">Des <text:span text:style-name="T4">réunions</text:span> <text:span text:style-name="T4">régulières</text:span> de touts ou certains membres du groupe sont organisées <text:span text:style-name="T4">afin de discuter des points de design, des idées et mise en commun du travail. Étant donné la taille du groupe la remontée d’information et le partage est gérable facilement a travers le chat.</text:span></text:p>
      <text:h text:style-name="P26" text:outline-level="1">PLANIFICATION</text:h>
      <text:p text:style-name="P19">CF Documentation( Répartition des tach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Segoe UI Light" svg:font-family="'Segoe U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Light1" svg:font-family="'Segoe UI Light'"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2:59:16.457000000</meta:creation-date>
    <dc:date>2017-03-30T14:15:36.944000000</dc:date>
    <meta:editing-duration>PT48M44S</meta:editing-duration>
    <meta:editing-cycles>8</meta:editing-cycles>
    <meta:generator>LibreOffice/5.1.5.2$Windows_X86_64 LibreOffice_project/7a864d8825610a8c07cfc3bc01dd4fce6a9447e5</meta:generator>
    <meta:document-statistic meta:table-count="1" meta:image-count="0" meta:object-count="0" meta:page-count="4" meta:paragraph-count="80" meta:word-count="659" meta:character-count="4455" meta:non-whitespace-character-count="3858"/>
  </office:meta>
</office:document-meta>
</file>